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5in" fo:margin-left="0.0021in" fo:margin-top="0in" fo:margin-bottom="0in" table:align="left" style:writing-mode="page"/>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background-color="#fffbea" fo:padding-left="0.1389in" fo:padding-right="0.1389in" fo:padding-top="0.0833in" fo:padding-bottom="0.0833in" fo:border="0.35pt solid #2c5f8a">
        <style:background-image/>
      </style:table-cell-properties>
    </style:style>
    <style:style style:name="Table2" style:family="table">
      <style:table-properties style:width="6.5in" fo:margin-left="0.0021in" fo:margin-top="0in" fo:margin-bottom="0in" table:align="left" style:writing-mode="page"/>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fo:background-color="#f0f4f8" fo:padding-left="0.1389in" fo:padding-right="0.1389in" fo:padding-top="0.0833in" fo:padding-bottom="0.0833in" fo:border="0.35pt solid #2c5f8a">
        <style:background-image/>
      </style:table-cell-properties>
    </style:style>
    <style:style style:name="Table3" style:family="table">
      <style:table-properties style:width="6.5in" fo:margin-left="0.0014in" fo:margin-top="0in" fo:margin-bottom="0in" table:align="left" style:writing-mode="page"/>
    </style:style>
    <style:style style:name="Table3.A" style:family="table-column">
      <style:table-column-properties style:column-width="2.0826in"/>
    </style:style>
    <style:style style:name="Table3.B" style:family="table-column">
      <style:table-column-properties style:column-width="4.4167in"/>
    </style:style>
    <style:style style:name="Table3.1" style:family="table-row">
      <style:table-row-properties fo:keep-together="auto"/>
    </style:style>
    <style:style style:name="Table3.A1" style:family="table-cell">
      <style:table-cell-properties fo:background-color="#f0f4f8" fo:padding-left="0.1042in" fo:padding-right="0.1042in" fo:padding-top="0.0556in" fo:padding-bottom="0.0556in" fo:border="0.25pt solid #cccccc">
        <style:background-image/>
      </style:table-cell-properties>
    </style:style>
    <style:style style:name="Table3.B1" style:family="table-cell">
      <style:table-cell-properties fo:padding-left="0.1042in" fo:padding-right="0.1042in" fo:padding-top="0.0556in" fo:padding-bottom="0.0556in" fo:border="0.25pt solid #cccccc"/>
    </style:style>
    <style:style style:name="Table4" style:family="table">
      <style:table-properties style:width="6.5in" fo:margin-left="0.0014in" fo:margin-top="0in" fo:margin-bottom="0in" table:align="left" style:writing-mode="page"/>
    </style:style>
    <style:style style:name="Table4.A" style:family="table-column">
      <style:table-column-properties style:column-width="2.0826in"/>
    </style:style>
    <style:style style:name="Table4.B" style:family="table-column">
      <style:table-column-properties style:column-width="4.4167in"/>
    </style:style>
    <style:style style:name="Table4.1" style:family="table-row">
      <style:table-row-properties fo:keep-together="auto"/>
    </style:style>
    <style:style style:name="Table4.A1" style:family="table-cell">
      <style:table-cell-properties fo:background-color="#f0f4f8" fo:padding-left="0.1042in" fo:padding-right="0.1042in" fo:padding-top="0.0556in" fo:padding-bottom="0.0556in" fo:border="0.25pt solid #cccccc">
        <style:background-image/>
      </style:table-cell-properties>
    </style:style>
    <style:style style:name="Table4.B1" style:family="table-cell">
      <style:table-cell-properties fo:padding-left="0.1042in" fo:padding-right="0.1042in" fo:padding-top="0.0556in" fo:padding-bottom="0.0556in" fo:border="0.25pt solid #cccccc"/>
    </style:style>
    <style:style style:name="Table5" style:family="table">
      <style:table-properties style:width="6.5in" fo:margin-left="0.0014in" fo:margin-top="0in" fo:margin-bottom="0in" table:align="left" style:writing-mode="page"/>
    </style:style>
    <style:style style:name="Table5.A" style:family="table-column">
      <style:table-column-properties style:column-width="2.0826in"/>
    </style:style>
    <style:style style:name="Table5.B" style:family="table-column">
      <style:table-column-properties style:column-width="4.4167in"/>
    </style:style>
    <style:style style:name="Table5.1" style:family="table-row">
      <style:table-row-properties fo:keep-together="auto"/>
    </style:style>
    <style:style style:name="Table5.A1" style:family="table-cell">
      <style:table-cell-properties fo:background-color="#f0f4f8" fo:padding-left="0.1042in" fo:padding-right="0.1042in" fo:padding-top="0.0556in" fo:padding-bottom="0.0556in" fo:border="0.25pt solid #cccccc">
        <style:background-image/>
      </style:table-cell-properties>
    </style:style>
    <style:style style:name="Table5.B1" style:family="table-cell">
      <style:table-cell-properties fo:padding-left="0.1042in" fo:padding-right="0.1042in" fo:padding-top="0.0556in" fo:padding-bottom="0.0556in" fo:border="0.25pt solid #cccccc"/>
    </style:style>
    <style:style style:name="Table6" style:family="table">
      <style:table-properties style:width="6.5in" fo:margin-left="0.0014in" fo:margin-top="0in" fo:margin-bottom="0in" table:align="left" style:writing-mode="page"/>
    </style:style>
    <style:style style:name="Table6.A" style:family="table-column">
      <style:table-column-properties style:column-width="2.0826in"/>
    </style:style>
    <style:style style:name="Table6.B" style:family="table-column">
      <style:table-column-properties style:column-width="4.4167in"/>
    </style:style>
    <style:style style:name="Table6.1" style:family="table-row">
      <style:table-row-properties fo:keep-together="auto"/>
    </style:style>
    <style:style style:name="Table6.A1" style:family="table-cell">
      <style:table-cell-properties fo:background-color="#f0f4f8" fo:padding-left="0.1042in" fo:padding-right="0.1042in" fo:padding-top="0.0556in" fo:padding-bottom="0.0556in" fo:border="0.25pt solid #cccccc">
        <style:background-image/>
      </style:table-cell-properties>
    </style:style>
    <style:style style:name="Table6.B1" style:family="table-cell">
      <style:table-cell-properties fo:padding-left="0.1042in" fo:padding-right="0.1042in" fo:padding-top="0.0556in" fo:padding-bottom="0.0556in" fo:border="0.25pt solid #cccccc"/>
    </style:style>
    <style:style style:name="Table7" style:family="table">
      <style:table-properties style:width="6.5in" fo:margin-left="0.0021in" fo:margin-top="0in" fo:margin-bottom="0in" table:align="left" style:writing-mode="page"/>
    </style:style>
    <style:style style:name="Table7.A" style:family="table-column">
      <style:table-column-properties style:column-width="1.1104in"/>
    </style:style>
    <style:style style:name="Table7.B" style:family="table-column">
      <style:table-column-properties style:column-width="1.0424in"/>
    </style:style>
    <style:style style:name="Table7.C" style:family="table-column">
      <style:table-column-properties style:column-width="0.6938in"/>
    </style:style>
    <style:style style:name="Table7.D" style:family="table-column">
      <style:table-column-properties style:column-width="3.6528in"/>
    </style:style>
    <style:style style:name="Table7.1" style:family="table-row">
      <style:table-row-properties fo:keep-together="auto"/>
    </style:style>
    <style:style style:name="Table7.A1" style:family="table-cell">
      <style:table-cell-properties fo:background-color="#1a3a5c" fo:padding-left="0.1042in" fo:padding-right="0.1042in" fo:padding-top="0.0694in" fo:padding-bottom="0.0694in" fo:border="0.35pt solid #2c5f8a">
        <style:background-image/>
      </style:table-cell-properties>
    </style:style>
    <style:style style:name="Table7.A2" style:family="table-cell">
      <style:table-cell-properties fo:background-color="#ebf3fb" fo:padding-left="0.1042in" fo:padding-right="0.1042in" fo:padding-top="0.0556in" fo:padding-bottom="0.0556in" fo:border="0.25pt solid #cccccc">
        <style:background-image/>
      </style:table-cell-properties>
    </style:style>
    <style:style style:name="Table7.A3" style:family="table-cell">
      <style:table-cell-properties fo:background-color="#ffffff" fo:padding-left="0.1042in" fo:padding-right="0.1042in" fo:padding-top="0.0556in" fo:padding-bottom="0.0556in" fo:border="0.25pt solid #cccccc">
        <style:background-image/>
      </style:table-cell-properties>
    </style:style>
    <style:style style:name="Table8" style:family="table">
      <style:table-properties style:width="6.5in" fo:margin-left="0.0021in" fo:margin-top="0in" fo:margin-bottom="0in" table:align="left" style:writing-mode="page"/>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background-color="#fff3cd" fo:padding-left="0.1389in" fo:padding-right="0.1389in" fo:padding-top="0.0833in" fo:padding-bottom="0.0833in" fo:border="0.35pt solid #2c5f8a">
        <style:background-image/>
      </style:table-cell-properties>
    </style:style>
    <style:style style:name="P1" style:family="paragraph" style:parent-style-name="List_20_Paragraph" style:list-style-name="WWNum2">
      <style:paragraph-properties fo:margin-top="0in" fo:margin-bottom="0.0555in" style:contextual-spacing="false"/>
    </style:style>
    <style:style style:name="P2" style:family="paragraph" style:parent-style-name="List_20_Paragraph" style:list-style-name="WWNum3">
      <style:paragraph-properties fo:margin-top="0in" fo:margin-bottom="0.0693in" style:contextual-spacing="false"/>
    </style:style>
    <style:style style:name="P3" style:family="paragraph" style:parent-style-name="Standard">
      <style:paragraph-properties fo:margin-top="0in" fo:margin-bottom="0.0835in" style:contextual-spacing="false" fo:text-align="center" style:justify-single-word="false"/>
    </style:style>
    <style:style style:name="P4" style:family="paragraph" style:parent-style-name="Standard">
      <style:paragraph-properties fo:margin-top="0in" fo:margin-bottom="0.0555in" style:contextual-spacing="false" fo:text-align="center" style:justify-single-word="false"/>
    </style:style>
    <style:style style:name="P5" style:family="paragraph" style:parent-style-name="Standard">
      <style:paragraph-properties fo:margin-top="0in" fo:margin-bottom="0.2083in" style:contextual-spacing="false" fo:text-align="center" style:justify-single-word="false"/>
    </style:style>
    <style:style style:name="P6" style:family="paragraph" style:parent-style-name="Standard">
      <style:paragraph-properties fo:margin-top="0in" fo:margin-bottom="0.139in" style:contextual-spacing="false" fo:padding-left="0in" fo:padding-right="0in" fo:padding-top="0in" fo:padding-bottom="0.0138in" fo:border-left="none" fo:border-right="none" fo:border-top="none" fo:border-bottom="0.51pt solid #2c5f8a"/>
    </style:style>
    <style:style style:name="P7" style:family="paragraph" style:parent-style-name="Standard">
      <style:paragraph-properties fo:margin-top="0in" fo:margin-bottom="0.0972in" style:contextual-spacing="false"/>
    </style:style>
    <style:style style:name="P8" style:family="paragraph" style:parent-style-name="Standard">
      <style:paragraph-properties fo:margin-top="0in" fo:margin-bottom="0.0555in" style:contextual-spacing="false"/>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top="0in" fo:margin-bottom="0in" style:contextual-spacing="false"/>
      <style:text-properties officeooo:rsid="0004b3db" officeooo:paragraph-rsid="0004b3db"/>
    </style:style>
    <style:style style:name="P11" style:family="paragraph" style:parent-style-name="Standard">
      <style:paragraph-properties fo:margin-top="0in" fo:margin-bottom="0.0555in" style:contextual-spacing="false"/>
      <style:text-properties officeooo:rsid="0004b3db" officeooo:paragraph-rsid="0004b3db"/>
    </style:style>
    <style:style style:name="P12" style:family="paragraph" style:parent-style-name="Standard">
      <style:paragraph-properties fo:margin-top="0in" fo:margin-bottom="0in" style:contextual-spacing="false"/>
      <style:text-properties fo:color="#000000" loext:opacity="100%" fo:font-size="12pt" fo:font-style="normal" fo:font-weight="bold" officeooo:rsid="0004b3db" officeooo:paragraph-rsid="0004b3db" style:font-size-asian="12pt" style:font-style-asian="normal" style:font-weight-asian="bold" style:font-size-complex="12pt" style:font-style-complex="normal" style:font-weight-complex="bold"/>
    </style:style>
    <style:style style:name="T1" style:family="text">
      <style:text-properties fo:color="#1a3a5c" loext:opacity="100%" style:font-name="Arial" fo:font-size="24pt" fo:font-weight="bold" style:font-name-asian="Arial2" style:font-size-asian="24pt" style:font-weight-asian="bold" style:font-name-complex="Arial2" style:font-size-complex="24pt" style:font-weight-complex="bold"/>
    </style:style>
    <style:style style:name="T2" style:family="text">
      <style:text-properties fo:color="#1a3a5c" loext:opacity="100%"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888888" loext:opacity="100%" fo:font-size="10pt" fo:font-style="italic" style:font-size-asian="10pt" style:font-style-asian="italic" style:font-size-complex="10pt" style:font-style-complex="italic"/>
    </style:style>
    <style:style style:name="T5" style:family="text">
      <style:text-properties fo:font-weight="bold" style:font-weight-asian="bold"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04b3db" style:font-size-asian="10pt" style:font-size-complex="10pt"/>
    </style:style>
    <style:style style:name="T9" style:family="text">
      <style:text-properties fo:color="#ffffff" loext:opacity="100%" fo:font-size="10pt" fo:font-weight="bold" style:font-size-asian="10pt" style:font-weight-asian="bold" style:font-size-complex="10pt" style:font-weight-complex="bold"/>
    </style:style>
    <style:style style:name="T10" style:family="text">
      <style:text-properties fo:color="#1a6b3a" loext:opacity="100%" fo:font-size="9pt" fo:font-style="italic" fo:font-weight="bold" style:font-size-asian="9pt" style:font-style-asian="italic" style:font-weight-asian="bold" style:font-size-complex="9pt" style:font-style-complex="italic" style:font-weight-complex="bold"/>
    </style:style>
    <style:style style:name="T11" style:family="text">
      <style:text-properties officeooo:rsid="0004b3db"/>
    </style:style>
    <style:style style:name="T12" style:family="text">
      <style:text-properties fo:color="#000000" loext:opacity="100%" fo:font-size="12pt" fo:font-style="normal" fo:font-weight="bold" officeooo:rsid="0004b3db" style:font-size-asian="12pt" style:font-style-asian="normal" style:font-weight-asian="bold" style:font-size-complex="12pt" style:font-style-complex="normal" style:font-weight-complex="bold"/>
    </style:style>
    <style:style style:name="T13"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Identify Core Domain Entities</text:span></text:p>
      <text:p text:style-name="P4"><text:span text:style-name="T3">Issue #3 Smart Restaurant Order System</text:span></text:p>
      <text:p text:style-name="P5"><text:span text:style-name="T4">Domain Analysis &amp; Modeling</text:span></text:p>
      <text:p text:style-name="P6"/>
      <text:p text:style-name="P7">What happens in this document is called domain analysis or domain modeling. Before designing any database schema or writing any code, we first need to understand the business concepts what objects exist, how they behave, and what relationships they have. This analysis directly informs database design, indexing strategy, caching decisions, and scalability planning.</text:p>
      <text:h text:style-name="Heading_20_1" text:outline-level="1">What is an Entity?</text:h>
      <text:p text:style-name="P7"><text:span text:style-name="T5">An Entity</text:span> is a core business object that:</text:p>
      <text:list text:style-name="WWNum2">
        <text:list-item text:start-value="1">
          <text:p text:style-name="P1">Has a unique identity (ID)</text:p>
        </text:list-item>
        <text:list-item>
          <text:p text:style-name="P1">Exists independently in the system</text:p>
        </text:list-item>
        <text:list-item>
          <text:p text:style-name="P1">Has a lifecycle (it is created, may change, and may be deleted or archived)</text:p>
        </text:list-item>
        <text:list-item>
          <text:p text:style-name="P1">Represents something meaningful in the business domain</text:p>
        </text:list-item>
      </text:list>
      <text:p text:style-name="P8"/>
      <text:p text:style-name="P7">In a restaurant domain, examples include:</text:p>
      <text:list text:continue-numbering="true" text:style-name="WWNum2">
        <text:list-item>
          <text:p text:style-name="P1">Order</text:p>
        </text:list-item>
        <text:list-item>
          <text:p text:style-name="P1">Customer</text:p>
        </text:list-item>
        <text:list-item>
          <text:p text:style-name="P1">Menu</text:p>
        </text:list-item>
        <text:list-item>
          <text:p text:style-name="P1">MenuItem</text:p>
        </text:list-item>
        <text:list-item>
          <text:p text:style-name="P1">Payment</text:p>
        </text:list-item>
      </text:list>
      <text:p text:style-name="P8"/>
      <text:p text:style-name="P7"><text:span text:style-name="T5">The key characteristic of an Entity</text:span> is that we care about its <text:span text:style-name="T5">identity</text:span>, not just its data.</text:p>
      <text:p text:style-name="P8"/>
      <text:p text:style-name="P7">For example:</text:p>
      <table:table table:name="Table1" table:style-name="Table1">
        <table:table-column table:style-name="Table1.A"/>
        <table:table-row table:style-name="Table1.1">
          <table:table-cell table:style-name="Table1.A1" office:value-type="string">
            <text:p text:style-name="P9"><text:span text:style-name="T2">Example: <text:s/></text:span>Two orders with the same items are still different entities because they have different Order IDs. Identity is what makes them distinct.</text:p>
          </table:table-cell>
        </table:table-row>
      </table:table>
      <text:p text:style-name="P8"/>
      <text:p text:style-name="P6"/>
      <text:h text:style-name="Heading_20_1" text:outline-level="1"><text:soft-page-break/>What does Mutable vs Immutable mean?</text:h>
      <text:h text:style-name="Heading_20_2" text:outline-level="2">Mutable Entity</text:h>
      <text:p text:style-name="P7">An entity is <text:span text:style-name="T5">mutable</text:span> if its state can change over time. If any attribute (except the ID) can change during the entity's lifecycle → it is Mutable.</text:p>
      <text:p text:style-name="P8"/>
      <text:p text:style-name="P7">Examples of change:</text:p>
      <text:list text:continue-numbering="true" text:style-name="WWNum2">
        <text:list-item>
          <text:p text:style-name="P1">Order status changes (Pending → Preparing → Delivered)</text:p>
        </text:list-item>
        <text:list-item>
          <text:p text:style-name="P1">Inventory quantity decreases after each order</text:p>
        </text:list-item>
      </text:list>
      <text:p text:style-name="P8"/>
      <text:h text:style-name="Heading_20_2" text:outline-level="2">Immutable Entity</text:h>
      <text:p text:style-name="P7">An entity is <text:span text:style-name="T5">immutable</text:span> if after it is created, its data should never change. If something needs to be updated, we create a new instance instead of modifying the old one.</text:p>
      <text:p text:style-name="P8"/>
      <text:p text:style-name="P7">Examples:</text:p>
      <text:list xml:id="list110457233504863" text:continue-numbering="true" text:style-name="WWNum2">
        <text:list-item>
          <text:p text:style-name="P1">Payment receipt once recorded, it should not change</text:p>
        </text:list-item>
        <text:list-item>
          <text:p text:style-name="P1"><text:span text:style-name="T5">OrderItem</text:span> the price and quantity at time of order must never be altered, even if the menu price changes later → <text:span text:style-name="T11">this is related to the part of the order history we need the information about it still as it is even if it is already changed now and that why there is no seperate items orderitem and menuitem and that cause one of them is immutable and the another one is mutable.</text:span></text:p>
        </text:list-item>
      </text:list>
      <text:p text:style-name="P8"/>
      <text:h text:style-name="Heading_20_2" text:outline-level="2">How do we decide if an Entity is Mutable or Immutable?</text:h>
      <text:p text:style-name="P7">Ask these questions:</text:p>
      <text:list text:style-name="WWNum3">
        <text:list-item text:start-value="1">
          <text:p text:style-name="P2">Does this object change state during its lifecycle?</text:p>
        </text:list-item>
        <text:list-item>
          <text:p text:style-name="P2">Is it logically correct to update it after creation?</text:p>
        </text:list-item>
        <text:list-item>
          <text:p text:style-name="P2">Would modifying it cause data integrity problems?</text:p>
        </text:list-item>
      </text:list>
      <text:p text:style-name="P8"/>
      <text:p text:style-name="P7">If the answer to (1) is YES → <text:span text:style-name="T5">Mutable</text:span> <text:s text:c="2"/>| <text:s text:c="2"/>If it should never change after creation → <text:span text:style-name="T5">Immutable</text:span></text:p>
      <text:p text:style-name="P8"/>
      <table:table table:name="Table2" table:style-name="Table2">
        <table:table-column table:style-name="Table2.A"/>
        <table:table-row table:style-name="Table2.1">
          <table:table-cell table:style-name="Table2.A1" office:value-type="string">
            <text:p text:style-name="P9"><text:span text:style-name="T2">Important: <text:s/></text:span>Almost all Entities have an immutable ID, but that does NOT make the whole entity immutable. The ID being fixed is a property of all entities mutability refers to the rest of the data.</text:p>
          </table:table-cell>
        </table:table-row>
      </table:table>
      <text:p text:style-name="P8"/>
      <text:p text:style-name="P6"/>
      <text:h text:style-name="Heading_20_1" text:outline-level="1"><text:soft-page-break/>What does "Grow Fast" mean?</text:h>
      <text:p text:style-name="P7">"Grow Fast" refers to how quickly the number of records of this entity increases over time.</text:p>
      <text:p text:style-name="P8"/>
      <text:p text:style-name="P7">We are asking:</text:p>
      <text:list text:continue-list="list110457233504863" text:style-name="WWNum2">
        <text:list-item>
          <text:p text:style-name="P1">Does this entity accumulate rapidly?</text:p>
        </text:list-item>
        <text:list-item>
          <text:p text:style-name="P1">Will thousands or millions of records be created?</text:p>
        </text:list-item>
        <text:list-item>
          <text:p text:style-name="P1">Will it require scaling or archiving strategies?</text:p>
        </text:list-item>
      </text:list>
      <text:h text:style-name="Heading_20_2" text:outline-level="2">Fast-Growing Entities</text:h>
      <text:p text:style-name="P7">Created frequently and continuously tied to daily transactional operations.</text:p>
      <text:p text:style-name="P7">Examples:</text:p>
      <text:list text:continue-numbering="true" text:style-name="WWNum2">
        <text:list-item>
          <text:p text:style-name="P1">Orders (created multiple times per day)</text:p>
        </text:list-item>
        <text:list-item>
          <text:p text:style-name="P1">OrderItems (created for every dish in every order)</text:p>
        </text:list-item>
        <text:list-item>
          <text:p text:style-name="P1">Payments (one per completed order)</text:p>
        </text:list-item>
        <text:list-item>
          <text:p text:style-name="P1">Stock updates (triggered by every order)</text:p>
        </text:list-item>
      </text:list>
      <text:p text:style-name="P7">These require:</text:p>
      <text:list text:continue-numbering="true" text:style-name="WWNum2">
        <text:list-item>
          <text:p text:style-name="P1">Performance-conscious database indexing</text:p>
        </text:list-item>
        <text:list-item>
          <text:p text:style-name="P1">Efficient query design</text:p>
        </text:list-item>
        <text:list-item>
          <text:p text:style-name="P1">Possible archiving strategy as data grows over months/years</text:p>
        </text:list-item>
      </text:list>
      <text:p text:style-name="P8"/>
      <text:h text:style-name="Heading_20_2" text:outline-level="2">Slow-Growing or Static Entities</text:h>
      <text:p text:style-name="P7">Created rarely not tied to daily operations.</text:p>
      <text:p text:style-name="P8"/>
      <text:p text:style-name="P7">Examples:</text:p>
      <text:list text:continue-numbering="true" text:style-name="WWNum2">
        <text:list-item>
          <text:p text:style-name="P1">Menu categories (created a few times per year at most)</text:p>
        </text:list-item>
        <text:list-item>
          <text:p text:style-name="P1">Staff members (small, stable team)</text:p>
        </text:list-item>
        <text:list-item>
          <text:p text:style-name="P1">Users (grow steadily, but one record per person not per transaction)</text:p>
        </text:list-item>
      </text:list>
      <text:p text:style-name="P8"/>
      <text:p text:style-name="P7">These do not significantly impact scalability and do not require special indexing strategies.</text:p>
      <text:h text:style-name="Heading_20_2" text:outline-level="2">How do we decide if an Entity grows fast?</text:h>
      <text:p text:style-name="P7">Ask:</text:p>
      <table:table table:name="Table3" table:style-name="Table3">
        <table:table-column table:style-name="Table3.A"/>
        <table:table-column table:style-name="Table3.B"/>
        <table:table-row table:style-name="Table3.1">
          <table:table-cell table:style-name="Table3.A1" office:value-type="string">
            <text:p text:style-name="P9"><text:span text:style-name="T6">How often is it created?</text:span></text:p>
          </table:table-cell>
          <table:table-cell table:style-name="Table3.B1" office:value-type="string">
            <text:p text:style-name="P9"><text:span text:style-name="T7">Per minute / per day / per year?</text:span></text:p>
          </table:table-cell>
        </table:table-row>
      </table:table>
      <text:p text:style-name="P8"/>
      <table:table table:name="Table4" table:style-name="Table4">
        <table:table-column table:style-name="Table4.A"/>
        <table:table-column table:style-name="Table4.B"/>
        <text:soft-page-break/>
        <table:table-row table:style-name="Table4.1">
          <table:table-cell table:style-name="Table4.A1" office:value-type="string">
            <text:p text:style-name="P9"><text:span text:style-name="T6">Is it tied to daily operations?</text:span></text:p>
          </table:table-cell>
          <table:table-cell table:style-name="Table4.B1" office:value-type="string">
            <text:p text:style-name="P9"><text:span text:style-name="T7">If yes → likely fast-growing.</text:span></text:p>
          </table:table-cell>
        </table:table-row>
      </table:table>
      <text:p text:style-name="P8"/>
      <table:table table:name="Table5" table:style-name="Table5">
        <table:table-column table:style-name="Table5.A"/>
        <table:table-column table:style-name="Table5.B"/>
        <table:table-row table:style-name="Table5.1">
          <table:table-cell table:style-name="Table5.A1" office:value-type="string">
            <text:p text:style-name="P9"><text:span text:style-name="T6">Is it part of a transaction?</text:span></text:p>
          </table:table-cell>
          <table:table-cell table:style-name="Table5.B1" office:value-type="string">
            <text:p text:style-name="P9"><text:span text:style-name="T7">Transactions always produce fast-growing records (Orders, Payments, OrderItems).</text:span></text:p>
          </table:table-cell>
        </table:table-row>
      </table:table>
      <text:p text:style-name="P8"/>
      <table:table table:name="Table6" table:style-name="Table6">
        <table:table-column table:style-name="Table6.A"/>
        <table:table-column table:style-name="Table6.B"/>
        <table:table-row table:style-name="Table6.1">
          <table:table-cell table:style-name="Table6.A1" office:value-type="string">
            <text:p text:style-name="P9"><text:span text:style-name="T6">Is it a configuration entity?</text:span></text:p>
          </table:table-cell>
          <table:table-cell table:style-name="Table6.B1" office:value-type="string">
            <text:p text:style-name="P9"><text:span text:style-name="T7">Config/setup entities like Category or Staff are static created once, rarely changed.</text:span></text:p>
          </table:table-cell>
        </table:table-row>
      </table:table>
      <text:p text:style-name="P8"/>
      <text:p text:style-name="P6"/>
      <text:h text:style-name="Heading_20_1" text:outline-level="1">Why this analysis matters</text:h>
      <text:p text:style-name="P7">This classification is not just academic it has direct consequences for implementation decisions:</text:p>
      <text:list text:continue-numbering="true" text:style-name="WWNum2">
        <text:list-item>
          <text:p text:style-name="P1"><text:span text:style-name="T5">Database design: </text:span>knowing which entities are related and how they reference each other shapes the schema</text:p>
        </text:list-item>
        <text:list-item>
          <text:p text:style-name="P1"><text:span text:style-name="T5">Indexing strategy: </text:span>fast-growing entities like Orders and Payments need indexes on commonly queried fields (customer ID, status, date)</text:p>
        </text:list-item>
        <text:list-item>
          <text:p text:style-name="P1"><text:span text:style-name="T5">Caching strategy: </text:span>slow-changing entities like Menu and Category are ideal cache candidates; fast-changing ones like Stock need careful cache invalidation</text:p>
        </text:list-item>
        <text:list-item>
          <text:p text:style-name="P1"><text:span text:style-name="T5">Scalability planning: </text:span>fast-growing entities drive storage growth estimates and may eventually require archiving or partitioning</text:p>
        </text:list-item>
      </text:list>
      <text:p text:style-name="P8"/>
      <text:p text:style-name="P6"/>
      <text:h text:style-name="Heading_20_1" text:outline-level="1">Domain Entity Analysis Table</text:h>
      <text:p text:style-name="P7">The table below lists all domain entities identified in the Smart Restaurant Order System, classified by mutability, growth rate, and responsibility.</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text:span text:style-name="T9">Entity</text:span></text:p>
          </table:table-cell>
          <table:table-cell table:style-name="Table7.A1" office:value-type="string">
            <text:p text:style-name="P9"><text:span text:style-name="T9">Mutable / Immutable</text:span></text:p>
          </table:table-cell>
          <table:table-cell table:style-name="Table7.A1" office:value-type="string">
            <text:p text:style-name="P9"><text:span text:style-name="T9">Grows Fast?</text:span></text:p>
          </table:table-cell>
          <table:table-cell table:style-name="Table7.A1" office:value-type="string">
            <text:p text:style-name="P9"><text:span text:style-name="T9">Responsibility</text:span></text:p>
          </table:table-cell>
        </table:table-row>
        <table:table-row table:style-name="Table7.1">
          <table:table-cell table:style-name="Table7.A2" office:value-type="string">
            <text:p text:style-name="P9"><text:span text:style-name="T5">Menu</text:span></text:p>
          </table:table-cell>
          <table:table-cell table:style-name="Table7.A2" office:value-type="string">
            <text:p text:style-name="P9"><text:span text:style-name="T7">Mutable</text:span></text:p>
          </table:table-cell>
          <table:table-cell table:style-name="Table7.A2" office:value-type="string">
            <text:p text:style-name="P9"><text:span text:style-name="T7">No</text:span></text:p>
          </table:table-cell>
          <table:table-cell table:style-name="Table7.A2" office:value-type="string">
            <text:p text:style-name="P9"><text:span text:style-name="T7">Represents the restaurant's full offering. Contains MenuItems grouped by Category. Admin can activate/deactivate or restructure it.</text:span></text:p>
          </table:table-cell>
        </table:table-row>
        <table:table-row table:style-name="Table7.1">
          <table:table-cell table:style-name="Table7.A3" office:value-type="string">
            <text:p text:style-name="P9"><text:span text:style-name="T5">MenuItem</text:span></text:p>
          </table:table-cell>
          <table:table-cell table:style-name="Table7.A3" office:value-type="string">
            <text:p text:style-name="P9"><text:span text:style-name="T7">Mutable (name, price, availability can change)</text:span></text:p>
          </table:table-cell>
          <table:table-cell table:style-name="Table7.A3" office:value-type="string">
            <text:p text:style-name="P9"><text:span text:style-name="T7">No</text:span></text:p>
          </table:table-cell>
          <table:table-cell table:style-name="Table7.A3" office:value-type="string">
            <text:p text:style-name="P9"><text:span text:style-name="T7">A dish on the menu with name, description, price, image, and status. Managed by admin. Not changed frequently per system requirements assumption.</text:span></text:p>
          </table:table-cell>
        </table:table-row>
        <table:table-row table:style-name="Table7.1">
          <table:table-cell table:style-name="Table7.A2" office:value-type="string">
            <text:p text:style-name="P9"><text:span text:style-name="T12">Category</text:span></text:p>
          </table:table-cell>
          <table:table-cell table:style-name="Table7.A2" office:value-type="string">
            <text:p text:style-name="P9"><text:span text:style-name="T7">Mutable</text:span></text:p>
          </table:table-cell>
          <table:table-cell table:style-name="Table7.A2" office:value-type="string">
            <text:p text:style-name="P9"><text:span text:style-name="T7">No</text:span></text:p>
          </table:table-cell>
          <table:table-cell table:style-name="Table7.A2" office:value-type="string">
            <text:p text:style-name="P9"><text:span text:style-name="T7">Groups MenuItems into sections (e.g., Appetizers, Mains, Desserts). Used for menu display and filtering. Created rarely by admin.</text:span></text:p>
          </table:table-cell>
        </table:table-row>
        <text:soft-page-break/>
        <table:table-row table:style-name="Table7.1">
          <table:table-cell table:style-name="Table7.A3" office:value-type="string">
            <text:p text:style-name="P9"><text:span text:style-name="T5">Cart</text:span></text:p>
          </table:table-cell>
          <table:table-cell table:style-name="Table7.A3" office:value-type="string">
            <text:p text:style-name="P9"><text:span text:style-name="T7">Mutable</text:span></text:p>
          </table:table-cell>
          <table:table-cell table:style-name="Table7.A3" office:value-type="string">
            <text:p text:style-name="P9"><text:span text:style-name="T7">No</text:span></text:p>
          </table:table-cell>
          <table:table-cell table:style-name="Table7.A3" office:value-type="string">
            <text:p text:style-name="P9"><text:span text:style-name="T7">Holds a customer's pending selections before checkout. Ephemeral destroyed when order is placed or session expires. Lives in Redis, not the permanent database. Does not accumulate over time.</text:span></text:p>
          </table:table-cell>
        </table:table-row>
        <table:table-row table:style-name="Table7.1">
          <table:table-cell table:style-name="Table7.A2" office:value-type="string">
            <text:p text:style-name="P9"><text:span text:style-name="T5">Order</text:span></text:p>
          </table:table-cell>
          <table:table-cell table:style-name="Table7.A2" office:value-type="string">
            <text:p text:style-name="P9"><text:span text:style-name="T7">Mutable (status </text:span><text:span text:style-name="T8">changed)</text:span></text:p>
          </table:table-cell>
          <table:table-cell table:style-name="Table7.A2" office:value-type="string">
            <text:p text:style-name="P9"><text:span text:style-name="T7">Yes</text:span></text:p>
          </table:table-cell>
          <table:table-cell table:style-name="Table7.A2" office:value-type="string">
            <text:p text:style-name="P9"><text:span text:style-name="T7">Represents a customer's confirmed purchase. Tracks lifecycle from placement to delivery. Source of truth for the kitchen display and customer tracking via WebSocket.</text:span></text:p>
          </table:table-cell>
        </table:table-row>
        <table:table-row table:style-name="Table7.1">
          <table:table-cell table:style-name="Table7.A3" office:value-type="string">
            <text:p text:style-name="P10"><text:span text:style-name="T13">Order Item</text:span><text:span text:style-name="T10"> </text:span></text:p>
          </table:table-cell>
          <table:table-cell table:style-name="Table7.A3" office:value-type="string">
            <text:p text:style-name="P9"><text:span text:style-name="T7">Immutable</text:span></text:p>
          </table:table-cell>
          <table:table-cell table:style-name="Table7.A3" office:value-type="string">
            <text:p text:style-name="P9"><text:span text:style-name="T7">Yes (fast)</text:span></text:p>
          </table:table-cell>
          <table:table-cell table:style-name="Table7.A3" office:value-type="string">
            <text:p text:style-name="P9"><text:span text:style-name="T7">A single line inside an Order records dish name, quantity, and price snapshot at the moment of ordering. Immutable to preserve historical accuracy even if menu prices change later.</text:span></text:p>
          </table:table-cell>
        </table:table-row>
        <table:table-row table:style-name="Table7.1">
          <table:table-cell table:style-name="Table7.A2" office:value-type="string">
            <text:p text:style-name="P9"><text:span text:style-name="T5">Stock</text:span></text:p>
          </table:table-cell>
          <table:table-cell table:style-name="Table7.A2" office:value-type="string">
            <text:p text:style-name="P9"><text:span text:style-name="T7">Mutable</text:span></text:p>
          </table:table-cell>
          <table:table-cell table:style-name="Table7.A2" office:value-type="string">
            <text:p text:style-name="P9"><text:span text:style-name="T7">Yes</text:span></text:p>
          </table:table-cell>
          <table:table-cell table:style-name="Table7.A2" office:value-type="string">
            <text:p text:style-name="P9"><text:span text:style-name="T7">Tracks ingredient/item availability quantities. Decremented atomically on every order. Requires database-level atomic updates to prevent overselling under concurrent access.</text:span></text:p>
          </table:table-cell>
        </table:table-row>
        <table:table-row table:style-name="Table7.1">
          <table:table-cell table:style-name="Table7.A3" office:value-type="string">
            <text:p text:style-name="P9"><text:span text:style-name="T5">Payment</text:span></text:p>
          </table:table-cell>
          <table:table-cell table:style-name="Table7.A3" office:value-type="string">
            <text:p text:style-name="P9"><text:span text:style-name="T7">Immutable</text:span></text:p>
          </table:table-cell>
          <table:table-cell table:style-name="Table7.A3" office:value-type="string">
            <text:p text:style-name="P9"><text:span text:style-name="T7">Yes</text:span></text:p>
          </table:table-cell>
          <table:table-cell table:style-name="Table7.A3" office:value-type="string">
            <text:p text:style-name="P9"><text:span text:style-name="T7">Financial record of a completed transaction. Never modified after creation. One payment per order. Must persist permanently in the database.</text:span></text:p>
          </table:table-cell>
        </table:table-row>
        <table:table-row table:style-name="Table7.1">
          <table:table-cell table:style-name="Table7.A2" office:value-type="string">
            <text:p text:style-name="P9"><text:span text:style-name="T5">User (Customer)</text:span></text:p>
          </table:table-cell>
          <table:table-cell table:style-name="Table7.A2" office:value-type="string">
            <text:p text:style-name="P9"><text:span text:style-name="T7">Mutable (profile data can change)</text:span></text:p>
          </table:table-cell>
          <table:table-cell table:style-name="Table7.A2" office:value-type="string">
            <text:p text:style-name="P9"><text:span text:style-name="T7">Medium</text:span></text:p>
          </table:table-cell>
          <table:table-cell table:style-name="Table7.A2" office:value-type="string">
            <text:p text:style-name="P9"><text:span text:style-name="T7">Authenticated customer with name, email, address, and order history. Registers once does not grow per transaction, only on first registration. Medium growth rate.</text:span></text:p>
          </table:table-cell>
        </table:table-row>
        <table:table-row table:style-name="Table7.1">
          <table:table-cell table:style-name="Table7.A3" office:value-type="string">
            <text:p text:style-name="P12">Staff</text:p>
          </table:table-cell>
          <table:table-cell table:style-name="Table7.A3" office:value-type="string">
            <text:p text:style-name="P9"><text:span text:style-name="T7">Mutable</text:span></text:p>
          </table:table-cell>
          <table:table-cell table:style-name="Table7.A3" office:value-type="string">
            <text:p text:style-name="P9"><text:span text:style-name="T7">No (static)</text:span></text:p>
          </table:table-cell>
          <table:table-cell table:style-name="Table7.A3" office:value-type="string">
            <text:p text:style-name="P9"><text:span text:style-name="T7">Admin/kitchen staff member with role-based permissions. Can manage menu, view all orders, and update order status. Distinct from Customer User. Very small, stable set of records.</text:span></text:p>
          </table:table-cell>
        </table:table-row>
      </table:table>
      <text:p text:style-name="P8"/>
      <text:h text:style-name="Heading_20_1" text:outline-level="1"/>
      <text:p text:style-name="P11">There is a difference between the menuitem and the orderitem why not from the start we just making item entity and that is enough?</text:p>
      <text:list text:continue-numbering="true" text:style-name="WWNum2">
        <text:list-item>
          <text:p text:style-name="P1"><text:span text:style-name="T5">MenuItem: </text:span>a dish on the current menu, managed by admin, price can change at any time</text:p>
        </text:list-item>
        <text:list-item>
          <text:p text:style-name="P1"><text:span text:style-name="T5">OrderItem: </text:span>a frozen snapshot of a dish at the moment it was ordered includes the exact price paid, quantity, and dish name</text:p>
        </text:list-item>
      </text:list>
      <text:p text:style-name="P7">The reason OrderItem must be immutable: if an admin raises the price of a dish next week, that should not change what a customer was charged today. Historical accuracy in financial and order records requires that OrderItem data never changes after creation.</text:p>
      <table:table table:name="Table8" table:style-name="Table8">
        <table:table-column table:style-name="Table8.A"/>
        <table:table-row table:style-name="Table8.1">
          <table:table-cell table:style-name="Table8.A1" office:value-type="string">
            <text:p text:style-name="P9"><text:span text:style-name="T2">Naming rule: <text:s/></text:span>Always use 'MenuItem' and 'OrderItem' in code, database schema, and documentation. Never use just 'Item' it creates confusion <text:span text:style-name="T11">and that cause there is really difference between both of them </text:span>.</text:p>
          </table:table-cell>
        </table:table-row>
      </table:table>
      <text:p text:style-name="P8"/>
      <text:p text:style-name="P8"><text:soft-page-break/></text:p>
      <text:h text:style-name="Heading_20_2" text:outline-level="2">User vs Staff Two Different Entities</text:h>
      <text:p text:style-name="P7">The system has two types of authenticated users with completely different data models and permissions:</text:p>
      <text:p text:style-name="P8"/>
      <text:list text:continue-numbering="true" text:style-name="WWNum2">
        <text:list-item>
          <text:p text:style-name="P1"><text:span text:style-name="T5">User (Customer): </text:span>places orders, views order history, manages their profile and address</text:p>
        </text:list-item>
        <text:list-item>
          <text:p text:style-name="P1"><text:span text:style-name="T5">Staff: </text:span>manages the menu, views and updates all orders, manages stock levels requires role-based access control</text:p>
        </text:list-item>
      </text:list>
      <text:p text:style-name="P8"/>
      <text:p text:style-name="P7">Even though both have credentials, combining them into a single User entity would create messy permission logic and violate the principle of clear domain separation. They are distinct entities with distinct responsibilities.</text:p>
      <text:h text:style-name="Heading_20_2" text:outline-level="2">Why User growth is Medium, not Fast</text:h>
      <text:p text:style-name="P7">Users register once and then place many orders. The User table grows as the restaurant's customer base grows steadily, but not at the rate of Orders or Payments. A restaurant doing 100 orders per day might only gain 5 new registered users that same day. The table grows continuously but slowly relative to the transactional entities.</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78in" fo:margin-bottom="0.139in" style:contextual-spacing="false" fo:padding-left="0in" fo:padding-right="0in" fo:padding-top="0in" fo:padding-bottom="0.0555in" fo:border-left="none" fo:border-right="none" fo:border-top="none" fo:border-bottom="0.74pt solid #2c5f8a"/>
      <style:text-properties fo:color="#1a3a5c"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text">
      <style:paragraph-properties fo:margin-top="0.2083in" fo:margin-bottom="0.111in" style:contextual-spacing="false"/>
      <style:text-properties fo:color="#2c5f8a"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text">
      <style:paragraph-properties fo:margin-top="0.139in" fo:margin-bottom="0.0835in" style:contextual-spacing="false"/>
      <style:text-properties fo:color="#3a7abf"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2</meta:editing-cycles>
    <meta:creation-date>2026-03-03T08:49:28.663000000</meta:creation-date>
    <dc:date>2026-03-03T11:04:55.643340322</dc:date>
    <meta:editing-duration>PT2M32S</meta:editing-duration>
    <meta:document-statistic meta:table-count="8" meta:image-count="0" meta:object-count="0" meta:page-count="6" meta:paragraph-count="135" meta:word-count="1339" meta:character-count="8358" meta:non-whitespace-character-count="7183"/>
    <meta:generator>LibreOffice/24.2.7.2$Linux_X86_64 LibreOffice_project/420$Build-2</meta:generator>
  </office:meta>
</office:document-meta>
</file>